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cm" svg:stroke-color="#000000" draw:marker-start-width="0.35cm" draw:marker-end-width="0.35cm" draw:fill="none" draw:fill-color="#ffffff" draw:auto-grow-height="true" draw:auto-grow-width="false" fo:max-height="0cm" fo:min-height="0.85cm" fo:padding-top="0.175cm" fo:padding-bottom="0.175cm" fo:padding-left="0.3cm" fo:padding-right="0.3cm"/>
      <style:paragraph-properties style:writing-mode="lr-tb"/>
    </style:style>
    <style:style style:name="gr2" style:family="graphic" style:parent-style-name="standard">
      <style:graphic-properties draw:stroke="solid" svg:stroke-width="0.1cm" svg:stroke-color="#000000" draw:marker-start-width="0.35cm" draw:marker-end-width="0.35cm" draw:fill="none" draw:fill-color="#ffffff" draw:auto-grow-height="true" draw:auto-grow-width="false" fo:max-height="0cm" fo:min-height="1.25cm" fo:padding-top="0.175cm" fo:padding-bottom="0.175cm" fo:padding-left="0.3cm" fo:padding-right="0.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1cm" svg:stroke-color="#000000" draw:marker-start-width="0.35cm" draw:marker-end-width="0.35cm" draw:fill="none" draw:fill-color="#ffffff" draw:auto-grow-height="true" draw:auto-grow-width="false" fo:max-height="0cm" fo:min-height="0.949cm" fo:padding-top="0.175cm" fo:padding-bottom="0.175cm" fo:padding-left="0.3cm" fo:padding-right="0.3cm"/>
      <style:paragraph-properties style:writing-mode="lr-tb"/>
    </style:style>
    <style:style style:name="gr5" style:family="graphic" style:parent-style-name="standard">
      <style:graphic-properties draw:stroke="solid" svg:stroke-width="0.1cm" svg:stroke-color="#000000" draw:marker-start-width="0.35cm" draw:marker-end-width="0.35cm" draw:fill="none" draw:fill-color="#ffffff" draw:auto-grow-height="true" draw:auto-grow-width="false" fo:max-height="0cm" fo:min-height="0.25cm" fo:padding-top="0.175cm" fo:padding-bottom="0.175cm" fo:padding-left="0.3cm" fo:padding-right="0.3cm"/>
      <style:paragraph-properties style:writing-mode="lr-tb"/>
    </style:style>
    <style:style style:name="gr6" style:family="graphic" style:parent-style-name="standard">
      <style:graphic-properties draw:stroke="solid" svg:stroke-width="0.1cm" svg:stroke-color="#000000" draw:marker-start-width="0.35cm" draw:marker-end-width="0.35cm" draw:fill="none" draw:fill-color="#ffffff" draw:auto-grow-height="true" draw:auto-grow-width="false" fo:max-height="0cm" fo:min-height="1.423cm" fo:padding-top="0.175cm" fo:padding-bottom="0.175cm" fo:padding-left="0.3cm" fo:padding-right="0.3cm"/>
      <style:paragraph-properties style:writing-mode="lr-tb"/>
    </style:style>
    <style:style style:name="gr7" style:family="graphic" style:parent-style-name="standard">
      <style:graphic-properties draw:stroke="solid" svg:stroke-width="0.1cm" svg:stroke-color="#000000" draw:marker-start-width="0.35cm" draw:marker-end-width="0.35cm" draw:fill="none" draw:fill-color="#ffffff" draw:auto-grow-height="true" draw:auto-grow-width="false" fo:max-height="0cm" fo:min-height="0.749cm" fo:padding-top="0.175cm" fo:padding-bottom="0.175cm" fo:padding-left="0.3cm" fo:padding-right="0.3cm"/>
      <style:paragraph-properties style:writing-mode="lr-tb"/>
    </style:style>
    <style:style style:name="gr8" style:family="graphic" style:parent-style-name="standard">
      <style:graphic-properties draw:stroke="solid" svg:stroke-width="0.1cm" svg:stroke-color="#000000" draw:marker-start-width="0.35cm" draw:marker-end-width="0.35cm" draw:fill="none" draw:fill-color="#ffffff" draw:auto-grow-height="true" draw:auto-grow-width="false" fo:max-height="0cm" fo:min-height="0.65cm" fo:padding-top="0.175cm" fo:padding-bottom="0.175cm" fo:padding-left="0.3cm" fo:padding-right="0.3cm"/>
      <style:paragraph-properties style:writing-mode="lr-tb"/>
    </style:style>
    <style:style style:name="gr9" style:family="graphic" style:parent-style-name="standard">
      <style:graphic-properties draw:stroke="solid" svg:stroke-width="0.1cm" svg:stroke-color="#000000" draw:marker-start-width="0.35cm" draw:marker-end-width="0.35cm" draw:fill="none" draw:fill-color="#ffffff" draw:auto-grow-height="true" draw:auto-grow-width="false" fo:max-height="0cm" fo:min-height="0.796cm" fo:padding-top="0.175cm" fo:padding-bottom="0.175cm" fo:padding-left="0.3cm" fo:padding-right="0.3cm"/>
      <style:paragraph-properties style:writing-mode="lr-tb"/>
    </style:style>
    <style:style style:name="gr10" style:family="graphic" style:parent-style-name="standard">
      <style:graphic-properties draw:stroke="solid" svg:stroke-width="0.1cm" svg:stroke-color="#000000" draw:marker-start-width="0.35cm" draw:marker-end-width="0.35cm" draw:fill="none" draw:fill-color="#ffffff" draw:auto-grow-height="true" draw:auto-grow-width="false" fo:max-height="0cm" fo:min-height="1.351cm" fo:padding-top="0.175cm" fo:padding-bottom="0.175cm" fo:padding-left="0.3cm" fo:padding-right="0.3cm"/>
      <style:paragraph-properties style:writing-mode="lr-tb"/>
    </style:style>
    <style:style style:name="gr11" style:family="graphic" style:parent-style-name="standard">
      <style:graphic-properties draw:stroke="solid" svg:stroke-width="0.1cm" svg:stroke-color="#000000" draw:marker-start-width="0.35cm" draw:marker-end-width="0.35cm" draw:fill="none" draw:fill-color="#ffffff" draw:auto-grow-height="true" draw:auto-grow-width="false" fo:max-height="0cm" fo:min-height="1.186cm" fo:padding-top="0.175cm" fo:padding-bottom="0.175cm" fo:padding-left="0.3cm" fo:padding-right="0.3cm"/>
      <style:paragraph-properties style:writing-mode="lr-tb"/>
    </style:style>
    <style:style style:name="gr12" style:family="graphic" style:parent-style-name="standard">
      <style:graphic-properties draw:stroke="solid" svg:stroke-width="0.1cm" svg:stroke-color="#000000" draw:marker-start-width="0.35cm" draw:marker-end-width="0.35cm" draw:fill="none" draw:fill-color="#ffffff" draw:auto-grow-height="true" draw:auto-grow-width="false" fo:max-height="0cm" fo:min-height="0.649cm" fo:padding-top="0.175cm" fo:padding-bottom="0.175cm" fo:padding-left="0.3cm" fo:padding-right="0.3cm"/>
      <style:paragraph-properties style:writing-mode="lr-tb"/>
    </style:style>
    <style:style style:name="gr13" style:family="graphic" style:parent-style-name="objectwithoutfill">
      <style:graphic-properties draw:marker-end="Arrow" draw:marker-end-width="0.3cm" draw:fill="solid" draw:textarea-vertical-align="middle"/>
    </style:style>
    <style:style style:name="gr14" style:family="graphic" style:parent-style-name="standard">
      <style:graphic-properties draw:stroke="solid" svg:stroke-width="0.1cm" svg:stroke-color="#000000" draw:marker-start-width="0.35cm" draw:marker-end-width="0.35cm" draw:fill="none" draw:fill-color="#ffffff" draw:auto-grow-height="true" draw:auto-grow-width="false" fo:max-height="0cm" fo:min-height="0.823cm" fo:padding-top="0.175cm" fo:padding-bottom="0.175cm" fo:padding-left="0.3cm" fo:padding-right="0.3cm"/>
      <style:paragraph-properties style:writing-mode="lr-tb"/>
    </style:style>
    <style:style style:name="gr15" style:family="graphic" style:parent-style-name="standard">
      <style:graphic-properties draw:stroke="solid" svg:stroke-width="0.1cm" svg:stroke-color="#000000" draw:marker-start-width="0.35cm" draw:marker-end-width="0.35cm" draw:fill="none" draw:fill-color="#ffffff" draw:auto-grow-height="true" draw:auto-grow-width="false" fo:max-height="0cm" fo:min-height="0.86cm" fo:padding-top="0.175cm" fo:padding-bottom="0.175cm" fo:padding-left="0.3cm" fo:padding-right="0.3cm"/>
      <style:paragraph-properties style:writing-mode="lr-tb"/>
    </style:style>
    <style:style style:name="gr16" style:family="graphic" style:parent-style-name="standard">
      <style:graphic-properties draw:stroke="solid" svg:stroke-width="0.1cm" svg:stroke-color="#000000" draw:marker-start-width="0.35cm" draw:marker-end-width="0.35cm" draw:fill="solid" draw:fill-color="#f6f9d4" draw:auto-grow-height="true" draw:auto-grow-width="false" fo:max-height="0cm" fo:min-height="0.05cm" fo:padding-top="0.175cm" fo:padding-bottom="0.175cm" fo:padding-left="0.3cm" fo:padding-right="0.3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1.6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text-properties fo:font-size="12pt" style:font-size-asian="18pt" style:font-size-complex="18pt"/>
    </style:style>
    <style:style style:name="P4" style:family="paragraph">
      <loext:graphic-properties draw:fill="none" draw:fill-color="#ffffff"/>
      <style:text-properties fo:font-size="12pt" style:font-size-asian="18pt" style:font-size-complex="18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solid" draw:fill-color="#f6f9d4"/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color="#2a6099" fo:font-weight="bold" style:font-weight-asian="bold" style:font-weight-complex="bold"/>
    </style:style>
    <style:style style:name="T4" style:family="text">
      <style:text-properties fo:color="#2a6099" style:text-position="super 58%"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2a6099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color="#2a6099" style:text-position="super 58%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color="#2a6099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color="#2a6099" style:text-position="super 58%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color="#c9211e" fo:font-size="12pt" fo:font-weight="bold" style:font-size-asian="18pt" style:font-weight-asian="bold" style:font-size-complex="18pt" style:font-weight-complex="bold"/>
    </style:style>
    <style:style style:name="T11" style:family="text">
      <style:text-properties fo:color="#c9211e" style:text-position="super 58%" fo:font-size="12pt" fo:font-weight="bold" style:font-size-asian="18pt" style:font-weight-asian="bold" style:font-size-complex="18pt" style:font-weight-complex="bold"/>
    </style:style>
    <style:style style:name="T12" style:family="text">
      <style:text-properties fo:color="#c9211e" fo:font-weight="bold" style:font-weight-asian="bold" style:font-weight-complex="bold"/>
    </style:style>
    <style:style style:name="T13" style:family="text">
      <style:text-properties fo:color="#c9211e" style:text-position="super 58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Goal: Submit project report</text:p>
          </draw:text-box>
        </draw:frame>
        <draw:frame draw:style-name="gr1" draw:text-style-name="P1" draw:layer="layout" svg:width="4cm" svg:height="2.484cm" svg:x="2.2cm" svg:y="3.6cm">
          <draw:text-box>
            <text:p>Collect data</text:p>
            <text:p>(main)</text:p>
            <text:p/>
          </draw:text-box>
        </draw:frame>
        <draw:frame draw:style-name="gr2" draw:text-style-name="P1" draw:layer="layout" svg:width="4.6cm" svg:height="1.773cm" svg:x="6.8cm" svg:y="3.8cm">
          <draw:text-box>
            <text:p>Analyze data</text:p>
            <text:p/>
          </draw:text-box>
        </draw:frame>
        <draw:frame draw:style-name="gr2" draw:text-style-name="P1" draw:layer="layout" svg:width="4.6cm" svg:height="2.484cm" svg:x="7.6cm" svg:y="9.4cm">
          <draw:text-box>
            <text:p>Design experiment</text:p>
            <text:p/>
          </draw:text-box>
        </draw:frame>
        <draw:frame draw:style-name="gr2" draw:text-style-name="P1" draw:layer="layout" svg:width="4.6cm" svg:height="2.484cm" svg:x="14.6cm" svg:y="5.827cm">
          <draw:text-box>
            <text:p>Come up with question</text:p>
            <text:p/>
          </draw:text-box>
        </draw:frame>
        <draw:frame draw:style-name="gr2" draw:text-style-name="P1" draw:layer="layout" svg:width="4.6cm" svg:height="2.484cm" svg:x="15.6cm" svg:y="9.627cm">
          <draw:text-box>
            <text:p>Come up with hypothesis</text:p>
            <text:p/>
          </draw:text-box>
        </draw:frame>
        <draw:frame draw:style-name="gr2" draw:text-style-name="P1" draw:layer="layout" svg:width="4.6cm" svg:height="2.484cm" svg:x="1.2cm" svg:y="7.4cm">
          <draw:text-box>
            <text:p>Make materials</text:p>
            <text:p/>
          </draw:text-box>
        </draw:frame>
        <draw:frame draw:style-name="gr2" draw:text-style-name="P1" draw:layer="layout" svg:width="4.6cm" svg:height="2.484cm" svg:x="7.8cm" svg:y="6.427cm">
          <draw:text-box>
            <text:p>Ethics clearance</text:p>
            <text:p/>
          </draw:text-box>
        </draw:frame>
        <draw:frame draw:style-name="gr2" draw:text-style-name="P1" draw:layer="layout" svg:width="4.6cm" svg:height="2.484cm" svg:x="21.6cm" svg:y="5.316cm">
          <draw:text-box>
            <text:p>Review literature</text:p>
            <text:p/>
          </draw:text-box>
        </draw:frame>
        <draw:frame draw:style-name="gr2" draw:text-style-name="P1" draw:layer="layout" svg:width="4.6cm" svg:height="1.773cm" svg:x="21.4cm" svg:y="8.427cm">
          <draw:text-box>
            <text:p>Interpret data</text:p>
            <text:p/>
          </draw:text-box>
        </draw:frame>
        <draw:frame draw:style-name="gr2" draw:text-style-name="P1" draw:layer="layout" svg:width="4.6cm" svg:height="2.484cm" svg:x="13.8cm" svg:y="3cm">
          <draw:text-box>
            <text:p>Write Method section</text:p>
            <text:p/>
          </draw:text-box>
        </draw:frame>
        <draw:frame draw:style-name="gr2" draw:text-style-name="P1" draw:layer="layout" svg:width="4.6cm" svg:height="1.773cm" svg:x="20.4cm" svg:y="2.827cm">
          <draw:text-box>
            <text:p>Write Intro</text:p>
            <text:p/>
          </draw:text-box>
        </draw:frame>
        <draw:frame draw:style-name="gr2" draw:text-style-name="P1" draw:layer="layout" svg:width="4.6cm" svg:height="2.484cm" svg:x="21.8cm" svg:y="11.227cm">
          <draw:text-box>
            <text:p>Write results section</text:p>
            <text:p/>
          </draw:text-box>
        </draw:frame>
        <draw:frame draw:style-name="gr2" draw:text-style-name="P1" draw:layer="layout" svg:width="4.6cm" svg:height="2.484cm" svg:x="12.6cm" svg:y="13.227cm">
          <draw:text-box>
            <text:p>Write discussion</text:p>
            <text:p/>
          </draw:text-box>
        </draw:frame>
        <draw:frame draw:style-name="gr2" draw:text-style-name="P1" draw:layer="layout" svg:width="4.6cm" svg:height="1.773cm" svg:x="2.8cm" svg:y="13.427cm">
          <draw:text-box>
            <text:p>Submit report</text:p>
            <text:p/>
          </draw:text-box>
        </draw:frame>
        <draw:frame draw:style-name="gr2" draw:text-style-name="P1" draw:layer="layout" svg:width="4.6cm" svg:height="1.773cm" svg:x="1.8cm" svg:y="10.8cm">
          <draw:text-box>
            <text:p>Write Pres. 1</text:p>
            <text:p/>
          </draw:text-box>
        </draw:frame>
        <draw:frame draw:style-name="gr2" draw:text-style-name="P1" draw:layer="layout" svg:width="4.6cm" svg:height="1.773cm" svg:x="18.6cm" svg:y="14.027cm">
          <draw:text-box>
            <text:p>Write Pres. 2</text:p>
            <text:p/>
          </draw:text-box>
        </draw:frame>
        <presentation:notes draw:style-name="dp1">
          <draw:page-thumbnail draw:style-name="gr3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layer="layout" svg:width="25.199cm" svg:height="1.737cm" svg:x="1.4cm" svg:y="-0.068cm" presentation:class="title" presentation:user-transformed="true">
          <draw:text-box>
            <text:p>Critical path analysis</text:p>
          </draw:text-box>
        </draw:frame>
        <draw:frame draw:style-name="gr4" draw:text-style-name="P4" draw:layer="layout" svg:width="3.8cm" svg:height="1.299cm" svg:x="6cm" svg:y="10.8cm">
          <draw:text-box>
            <text:p text:style-name="P3">7. Analyze data</text:p>
            <text:p text:style-name="P3"/>
          </draw:text-box>
        </draw:frame>
        <draw:frame draw:style-name="gr5" draw:text-style-name="P4" draw:layer="layout" svg:width="4.6cm" svg:height="1.299cm" svg:x="16cm" svg:y="5.4cm">
          <draw:text-box>
            <text:p text:style-name="P3">4b. Design study</text:p>
            <text:p text:style-name="P3"/>
          </draw:text-box>
        </draw:frame>
        <draw:frame draw:style-name="gr4" draw:text-style-name="P4" draw:layer="layout" svg:width="4.6cm" svg:height="1.773cm" svg:x="5.8cm" svg:y="4.126cm">
          <draw:text-box>
            <text:p text:style-name="P3">2. Come up with question</text:p>
            <text:p text:style-name="P3"/>
          </draw:text-box>
        </draw:frame>
        <draw:frame draw:style-name="gr6" draw:text-style-name="P4" draw:layer="layout" svg:width="4cm" svg:height="1.773cm" svg:x="11cm" svg:y="4.099cm">
          <draw:text-box>
            <text:p text:style-name="P3">3. Come up with hypothesis</text:p>
            <text:p text:style-name="P3"/>
          </draw:text-box>
        </draw:frame>
        <draw:frame draw:style-name="gr4" draw:text-style-name="P4" draw:layer="layout" svg:width="4.8cm" svg:height="1.299cm" svg:x="22cm" svg:y="4.6cm">
          <draw:text-box>
            <text:p text:style-name="P3">5b. Make materials</text:p>
            <text:p text:style-name="P3"/>
          </draw:text-box>
        </draw:frame>
        <draw:frame draw:style-name="gr1" draw:text-style-name="P4" draw:layer="layout" svg:width="4.8cm" svg:height="1.299cm" svg:x="22cm" svg:y="3cm">
          <draw:text-box>
            <text:p text:style-name="P3">5a. Ethics application</text:p>
            <text:p text:style-name="P3"/>
          </draw:text-box>
        </draw:frame>
        <draw:frame draw:style-name="gr2" draw:text-style-name="P4" draw:layer="layout" svg:width="4.6cm" svg:height="1.6cm" svg:x="0.8cm" svg:y="4.299cm">
          <draw:text-box>
            <text:p text:style-name="P3">1. Review literature</text:p>
            <text:p text:style-name="P3"/>
          </draw:text-box>
        </draw:frame>
        <draw:frame draw:style-name="gr7" draw:text-style-name="P4" draw:layer="layout" svg:width="4.4cm" svg:height="1.299cm" svg:x="14.4cm" svg:y="10.8cm">
          <draw:text-box>
            <text:p text:style-name="P3">9. Interpret data</text:p>
            <text:p text:style-name="P3"/>
          </draw:text-box>
        </draw:frame>
        <draw:frame draw:style-name="gr1" draw:text-style-name="P4" draw:layer="layout" svg:width="5.4cm" svg:height="1.299cm" svg:x="22cm" svg:y="6.2cm">
          <draw:text-box>
            <text:p text:style-name="P3">5c. Write Method section</text:p>
            <text:p text:style-name="P3"/>
          </draw:text-box>
        </draw:frame>
        <draw:frame draw:style-name="gr8" draw:text-style-name="P4" draw:layer="layout" svg:width="4.6cm" svg:height="1.299cm" svg:x="16cm" svg:y="3.8cm">
          <draw:text-box>
            <text:p text:style-name="P3">4a. Write Intro</text:p>
            <text:p text:style-name="P3"/>
          </draw:text-box>
        </draw:frame>
        <draw:frame draw:style-name="gr9" draw:text-style-name="P4" draw:layer="layout" svg:width="3.8cm" svg:height="1.773cm" svg:x="10.2cm" svg:y="10.526cm">
          <draw:text-box>
            <text:p text:style-name="P3">8. Write results section</text:p>
            <text:p text:style-name="P3"/>
          </draw:text-box>
        </draw:frame>
        <draw:frame draw:style-name="gr10" draw:text-style-name="P1" draw:layer="layout" svg:width="3.4cm" svg:height="2.01cm" svg:x="19.4cm" svg:y="10.699cm">
          <draw:text-box>
            <text:p><text:span text:style-name="T1">10a. Write discussion</text:span></text:p>
            <text:p/>
          </draw:text-box>
        </draw:frame>
        <draw:frame draw:style-name="gr4" draw:text-style-name="P4" draw:layer="layout" svg:width="4.2cm" svg:height="1.299cm" svg:x="1.2cm" svg:y="10.8cm">
          <draw:text-box>
            <text:p text:style-name="P3">6. Collect data</text:p>
            <text:p text:style-name="P3"/>
          </draw:text-box>
        </draw:frame>
        <draw:frame draw:style-name="gr11" draw:text-style-name="P1" draw:layer="layout" svg:width="3.8cm" svg:height="2.01cm" svg:x="23.4cm" svg:y="10.6cm">
          <draw:text-box>
            <text:p><text:span text:style-name="T1">11. Submit report</text:span></text:p>
            <text:p/>
          </draw:text-box>
        </draw:frame>
        <draw:frame draw:style-name="gr1" draw:text-style-name="P4" draw:layer="layout" svg:width="5.4cm" svg:height="1.299cm" svg:x="22cm" svg:y="7.8cm">
          <draw:text-box>
            <text:p text:style-name="P3">5d. Write Pres. 1</text:p>
            <text:p text:style-name="P3"/>
          </draw:text-box>
        </draw:frame>
        <draw:frame draw:style-name="gr10" draw:text-style-name="P1" draw:layer="layout" svg:width="3.4cm" svg:height="2.01cm" svg:x="19.4cm" svg:y="12.99cm">
          <draw:text-box>
            <text:p><text:span text:style-name="T1">10b. Write Pres. 2</text:span></text:p>
            <text:p/>
          </draw:text-box>
        </draw:frame>
        <presentation:notes draw:style-name="dp1">
          <draw:page-thumbnail draw:style-name="gr3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3" draw:layer="layout" svg:width="25.199cm" svg:height="1.737cm" svg:x="1.4cm" svg:y="-0.068cm" presentation:class="title" presentation:user-transformed="true">
          <draw:text-box>
            <text:p>Deadlines &amp; sub-deadlines</text:p>
          </draw:text-box>
        </draw:frame>
        <draw:frame draw:style-name="gr4" draw:text-style-name="P4" draw:layer="layout" svg:width="3.8cm" svg:height="2.262cm" svg:x="6cm" svg:y="10.8cm">
          <draw:text-box>
            <text:p text:style-name="P3">7. Analyze data</text:p>
            <text:p text:style-name="P3"><text:span text:style-name="T2">Two weeks</text:span></text:p>
            <text:p text:style-name="P3"><text:span text:style-name="T3">25</text:span><text:span text:style-name="T4">th</text:span><text:span text:style-name="T3"> Feb</text:span></text:p>
            <text:p text:style-name="P3"/>
          </draw:text-box>
        </draw:frame>
        <draw:frame draw:style-name="gr5" draw:text-style-name="P4" draw:layer="layout" svg:width="4.6cm" svg:height="2.262cm" svg:x="15.4cm" svg:y="3.6cm">
          <draw:text-box>
            <text:p text:style-name="P3">4b. Design study</text:p>
            <text:p text:style-name="P3"><text:span text:style-name="T5">Two weeks</text:span></text:p>
            <text:p text:style-name="P3"><text:span text:style-name="T6">4</text:span><text:span text:style-name="T7">th</text:span><text:span text:style-name="T6"> Dec</text:span></text:p>
            <text:p text:style-name="P3"/>
          </draw:text-box>
        </draw:frame>
        <draw:frame draw:style-name="gr4" draw:text-style-name="P4" draw:layer="layout" svg:width="4.6cm" svg:height="2.736cm" svg:x="5.2cm" svg:y="2.326cm">
          <draw:text-box>
            <text:p text:style-name="P3">2. Come up with question</text:p>
            <text:p text:style-name="P3"><text:span text:style-name="T5">Two weeks</text:span></text:p>
            <text:p text:style-name="P3"><text:span text:style-name="T6">6</text:span><text:span text:style-name="T7">th</text:span><text:span text:style-name="T6"> Nov</text:span></text:p>
            <text:p text:style-name="P3"/>
          </draw:text-box>
        </draw:frame>
        <draw:frame draw:style-name="gr6" draw:text-style-name="P4" draw:layer="layout" svg:width="4cm" svg:height="2.736cm" svg:x="10.4cm" svg:y="2.299cm">
          <draw:text-box>
            <text:p text:style-name="P3">3. Come up with hypothesis</text:p>
            <text:p text:style-name="P3"><text:span text:style-name="T5">Two weeks</text:span></text:p>
            <text:p text:style-name="P3"><text:span text:style-name="T8">20</text:span><text:span text:style-name="T9">th</text:span><text:span text:style-name="T8"> Nov</text:span></text:p>
            <text:p text:style-name="P3"/>
          </draw:text-box>
        </draw:frame>
        <draw:frame draw:style-name="gr2" draw:text-style-name="P4" draw:layer="layout" svg:width="4.8cm" svg:height="2.262cm" svg:x="22.2cm" svg:y="3.027cm">
          <draw:text-box>
            <text:p text:style-name="P3">5b. Make materials</text:p>
            <text:p text:style-name="P3"><text:span text:style-name="T5">Two weeks</text:span></text:p>
            <text:p text:style-name="P3"><text:span text:style-name="T8">7</text:span><text:span text:style-name="T9">th</text:span><text:span text:style-name="T8"> Jan</text:span></text:p>
            <text:p text:style-name="P3"/>
          </draw:text-box>
        </draw:frame>
        <draw:frame draw:style-name="gr1" draw:text-style-name="P4" draw:layer="layout" svg:width="4.8cm" svg:height="1.299cm" svg:x="22.2cm" svg:y="1.427cm">
          <draw:text-box>
            <text:p text:style-name="P3">5a. Ethics application</text:p>
            <text:p text:style-name="P3"/>
          </draw:text-box>
        </draw:frame>
        <draw:frame draw:style-name="gr2" draw:text-style-name="P4" draw:layer="layout" svg:width="4.6cm" svg:height="2.262cm" svg:x="0.2cm" svg:y="2.499cm">
          <draw:text-box>
            <text:p text:style-name="P3">1. Review literature</text:p>
            <text:p text:style-name="P3"><text:span text:style-name="T5">Two weeks</text:span></text:p>
            <text:p text:style-name="P3"><text:span text:style-name="T6">23</text:span><text:span text:style-name="T7">rd</text:span><text:span text:style-name="T6"> Oct</text:span></text:p>
            <text:p text:style-name="P3"/>
          </draw:text-box>
        </draw:frame>
        <draw:frame draw:style-name="gr7" draw:text-style-name="P4" draw:layer="layout" svg:width="4.4cm" svg:height="2.262cm" svg:x="12.4cm" svg:y="11.973cm">
          <draw:text-box>
            <text:p text:style-name="P3">8b. Interpret data</text:p>
            <text:p text:style-name="P3"><text:span text:style-name="T5">Two weeks</text:span></text:p>
            <text:p text:style-name="P3"><text:span text:style-name="T3">11</text:span><text:span text:style-name="T4">th</text:span><text:span text:style-name="T3"> March</text:span></text:p>
            <text:p text:style-name="P3"/>
          </draw:text-box>
        </draw:frame>
        <draw:frame draw:style-name="gr1" draw:text-style-name="P4" draw:layer="layout" svg:width="5.4cm" svg:height="1.299cm" svg:x="22.2cm" svg:y="5.6cm">
          <draw:text-box>
            <text:p text:style-name="P3">5c. Write Method section</text:p>
            <text:p text:style-name="P3"/>
          </draw:text-box>
        </draw:frame>
        <draw:frame draw:style-name="gr8" draw:text-style-name="P4" draw:layer="layout" svg:width="4.6cm" svg:height="1.299cm" svg:x="15.4cm" svg:y="2cm">
          <draw:text-box>
            <text:p text:style-name="P3">4a. Write Intro</text:p>
            <text:p text:style-name="P3"/>
          </draw:text-box>
        </draw:frame>
        <draw:frame draw:style-name="gr9" draw:text-style-name="P4" draw:layer="layout" svg:width="3.8cm" svg:height="1.773cm" svg:x="12.6cm" svg:y="9.8cm">
          <draw:text-box>
            <text:p text:style-name="P3">8a. Write results section</text:p>
            <text:p text:style-name="P3"/>
          </draw:text-box>
        </draw:frame>
        <draw:frame draw:style-name="gr10" draw:text-style-name="P1" draw:layer="layout" svg:width="3.4cm" svg:height="2.01cm" svg:x="18.2cm" svg:y="10.01cm">
          <draw:text-box>
            <text:p><text:span text:style-name="T1">10a. Write discussion</text:span></text:p>
            <text:p/>
          </draw:text-box>
        </draw:frame>
        <draw:frame draw:style-name="gr4" draw:text-style-name="P4" draw:layer="layout" svg:width="4.2cm" svg:height="3.21cm" svg:x="1.2cm" svg:y="9.59cm">
          <draw:text-box>
            <text:p text:style-name="P3">6. Collect data</text:p>
            <text:p text:style-name="P3"><text:span text:style-name="T5">4 weeks colllect,</text:span></text:p>
            <text:p text:style-name="P3"><text:span text:style-name="T5">2 weeks Ethics outcome</text:span></text:p>
            <text:p text:style-name="P3"><text:span text:style-name="T3">18</text:span><text:span text:style-name="T4">th</text:span><text:span text:style-name="T3"> Feb</text:span></text:p>
            <text:p text:style-name="P3"/>
          </draw:text-box>
        </draw:frame>
        <draw:frame draw:style-name="gr11" draw:text-style-name="P1" draw:layer="layout" svg:width="3.8cm" svg:height="2.499cm" svg:x="22.2cm" svg:y="9.911cm">
          <draw:text-box>
            <text:p><text:span text:style-name="T1">11. Submit report</text:span></text:p>
            <text:p><text:span text:style-name="T10">6</text:span><text:span text:style-name="T11">th</text:span><text:span text:style-name="T10"> May </text:span></text:p>
            <text:p/>
          </draw:text-box>
        </draw:frame>
        <draw:frame draw:style-name="gr12" draw:text-style-name="P4" draw:layer="layout" svg:width="5.4cm" svg:height="1.788cm" svg:x="22.2cm" svg:y="7.201cm">
          <draw:text-box>
            <text:p text:style-name="P3">5d. Write Pres. 1</text:p>
            <text:p text:style-name="P3"><text:span text:style-name="T12">18</text:span><text:span text:style-name="T13">th</text:span><text:span text:style-name="T12"> Dec </text:span></text:p>
            <text:p text:style-name="P3"/>
          </draw:text-box>
        </draw:frame>
        <draw:frame draw:style-name="gr10" draw:text-style-name="P1" draw:layer="layout" svg:width="3.4cm" svg:height="2.499cm" svg:x="18.2cm" svg:y="12.301cm">
          <draw:text-box>
            <text:p><text:span text:style-name="T1">10b. Write Pres. 2</text:span></text:p>
            <text:p><text:span text:style-name="T10">25</text:span><text:span text:style-name="T11">th</text:span><text:span text:style-name="T10"> March </text:span></text:p>
            <text:p/>
          </draw:text-box>
        </draw:frame>
        <draw:line draw:style-name="gr13" draw:text-style-name="P5" draw:layer="layout" svg:x1="18.4cm" svg:y1="13.6cm" svg:x2="15cm" svg:y2="13cm">
          <text:p/>
        </draw:line>
        <draw:line draw:style-name="gr13" draw:text-style-name="P5" draw:layer="layout" svg:x1="12.6cm" svg:y1="13cm" svg:x2="8.2cm" svg:y2="11.8cm">
          <text:p/>
        </draw:line>
        <draw:line draw:style-name="gr13" draw:text-style-name="P5" draw:layer="layout" svg:x1="6.2cm" svg:y1="11.8cm" svg:x2="3.4cm" svg:y2="11.8cm">
          <text:p/>
        </draw:line>
        <draw:line draw:style-name="gr13" draw:text-style-name="P5" draw:layer="layout" svg:x1="5.4cm" svg:y1="9.59cm" svg:x2="22.4cm" svg:y2="4.6cm">
          <text:p/>
        </draw:line>
        <draw:line draw:style-name="gr13" draw:text-style-name="P5" draw:layer="layout" svg:x1="22.2cm" svg:y1="8cm" svg:x2="19.6cm" svg:y2="5.862cm">
          <text:p/>
        </draw:line>
        <draw:line draw:style-name="gr13" draw:text-style-name="P5" draw:layer="layout" svg:x1="15.4cm" svg:y1="4.6cm" svg:x2="12.6cm" svg:y2="4.2cm">
          <text:p/>
        </draw:line>
        <draw:line draw:style-name="gr13" draw:text-style-name="P5" draw:layer="layout" svg:x1="10.6cm" svg:y1="4.2cm" svg:x2="7.6cm" svg:y2="4.2cm">
          <text:p/>
        </draw:line>
        <draw:line draw:style-name="gr13" draw:text-style-name="P5" draw:layer="layout" svg:x1="5.2cm" svg:y1="4.6cm" svg:x2="2.4cm" svg:y2="4cm">
          <text:p/>
        </draw:line>
        <draw:frame draw:style-name="gr2" draw:text-style-name="P4" draw:layer="layout" svg:width="4.6cm" svg:height="1.788cm" svg:x="0.2cm" svg:y="0.237cm">
          <draw:text-box>
            <text:p text:style-name="P3"><text:span text:style-name="T5">START</text:span></text:p>
            <text:p text:style-name="P3"><text:span text:style-name="T6">9</text:span><text:span text:style-name="T7">th</text:span><text:span text:style-name="T6"> Oct</text:span></text:p>
            <text:p text:style-name="P3"/>
          </draw:text-box>
        </draw:frame>
        <draw:line draw:style-name="gr13" draw:text-style-name="P5" draw:layer="layout" svg:x1="3cm" svg:y1="2.499cm" svg:x2="1.8cm" svg:y2="1.669cm">
          <text:p/>
        </draw:line>
        <presentation:notes draw:style-name="dp1">
          <draw:page-thumbnail draw:style-name="gr3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4" draw:text-style-name="P4" draw:layer="layout" svg:width="3.8cm" svg:height="1.299cm" svg:x="0.4cm" svg:y="4.701cm">
          <draw:text-box>
            <text:p text:style-name="P3">7. Analyze data</text:p>
            <text:p text:style-name="P3"/>
          </draw:text-box>
        </draw:frame>
        <draw:frame draw:style-name="gr5" draw:text-style-name="P4" draw:layer="layout" svg:width="4.6cm" svg:height="1.299cm" svg:x="22.2cm" svg:y="8.501cm">
          <draw:text-box>
            <text:p text:style-name="P3">4b. Design study</text:p>
            <text:p text:style-name="P3"/>
          </draw:text-box>
        </draw:frame>
        <draw:frame draw:style-name="gr4" draw:text-style-name="P4" draw:layer="layout" svg:width="4.6cm" svg:height="1.773cm" svg:x="22.4cm" svg:y="4.227cm">
          <draw:text-box>
            <text:p text:style-name="P3">2. Come up with question</text:p>
            <text:p text:style-name="P3"/>
          </draw:text-box>
        </draw:frame>
        <draw:frame draw:style-name="gr6" draw:text-style-name="P4" draw:layer="layout" svg:width="4cm" svg:height="1.773cm" svg:x="22.6cm" svg:y="6.4cm">
          <draw:text-box>
            <text:p text:style-name="P3">3. Come up with hypothesis</text:p>
            <text:p text:style-name="P3"/>
          </draw:text-box>
        </draw:frame>
        <draw:frame draw:style-name="gr4" draw:text-style-name="P4" draw:layer="layout" svg:width="4.8cm" svg:height="1.299cm" svg:x="7.6cm" svg:y="1.901cm">
          <draw:text-box>
            <text:p text:style-name="P3">5b. Make materials</text:p>
            <text:p text:style-name="P3"/>
          </draw:text-box>
        </draw:frame>
        <draw:frame draw:style-name="gr1" draw:text-style-name="P4" draw:layer="layout" svg:width="4.8cm" svg:height="1.299cm" svg:x="14.4cm" svg:y="2cm">
          <draw:text-box>
            <text:p text:style-name="P3">5a. Ethics application</text:p>
            <text:p text:style-name="P3"/>
          </draw:text-box>
        </draw:frame>
        <draw:frame draw:style-name="gr2" draw:text-style-name="P4" draw:layer="layout" svg:width="4.6cm" svg:height="1.6cm" svg:x="22.4cm" svg:y="2.4cm">
          <draw:text-box>
            <text:p text:style-name="P3">1. Review literature</text:p>
            <text:p text:style-name="P3"/>
          </draw:text-box>
        </draw:frame>
        <draw:frame draw:style-name="gr7" draw:text-style-name="P4" draw:layer="layout" svg:width="4.4cm" svg:height="1.299cm" svg:x="0.4cm" svg:y="8.2cm">
          <draw:text-box>
            <text:p text:style-name="P3">9. Interpret data</text:p>
            <text:p text:style-name="P3"/>
          </draw:text-box>
        </draw:frame>
        <draw:frame draw:style-name="gr1" draw:text-style-name="P4" draw:layer="layout" svg:width="5.4cm" svg:height="1.299cm" svg:x="0cm" svg:y="1.701cm">
          <draw:text-box>
            <text:p text:style-name="P3">5c. Write Method section</text:p>
            <text:p text:style-name="P3"/>
          </draw:text-box>
        </draw:frame>
        <draw:frame draw:style-name="gr8" draw:text-style-name="P4" draw:layer="layout" svg:width="4.6cm" svg:height="1.299cm" svg:x="7.8cm" svg:y="7.202cm">
          <draw:text-box>
            <text:p text:style-name="P3">4a. Write Intro</text:p>
            <text:p text:style-name="P3"/>
          </draw:text-box>
        </draw:frame>
        <draw:frame draw:style-name="gr14" draw:text-style-name="P4" draw:layer="layout" svg:width="3.8cm" svg:height="1.773cm" svg:x="0.4cm" svg:y="6.227cm">
          <draw:text-box>
            <text:p text:style-name="P3">8. Write results section</text:p>
            <text:p text:style-name="P3"/>
          </draw:text-box>
        </draw:frame>
        <draw:frame draw:style-name="gr15" draw:text-style-name="P1" draw:layer="layout" svg:width="3.4cm" svg:height="2.01cm" svg:x="0.6cm" svg:y="9.79cm">
          <draw:text-box>
            <text:p><text:span text:style-name="T1">10a. Write discussion</text:span></text:p>
            <text:p/>
          </draw:text-box>
        </draw:frame>
        <draw:frame draw:style-name="gr4" draw:text-style-name="P4" draw:layer="layout" svg:width="4.2cm" svg:height="1.299cm" svg:x="0.2cm" svg:y="3.2cm">
          <draw:text-box>
            <text:p text:style-name="P3">6. Collect data</text:p>
            <text:p text:style-name="P3"/>
          </draw:text-box>
        </draw:frame>
        <draw:frame draw:style-name="gr11" draw:text-style-name="P1" draw:layer="layout" svg:width="3.8cm" svg:height="2.01cm" svg:x="0.4cm" svg:y="14.19cm">
          <draw:text-box>
            <text:p><text:span text:style-name="T1">11. Submit report</text:span></text:p>
            <text:p/>
          </draw:text-box>
        </draw:frame>
        <draw:frame draw:style-name="gr1" draw:text-style-name="P4" draw:layer="layout" svg:width="5.4cm" svg:height="1.299cm" svg:x="7.4cm" svg:y="8.802cm">
          <draw:text-box>
            <text:p text:style-name="P3">5d. Write Pres. 1</text:p>
            <text:p text:style-name="P3"/>
          </draw:text-box>
        </draw:frame>
        <draw:frame draw:style-name="gr10" draw:text-style-name="P1" draw:layer="layout" svg:width="3.4cm" svg:height="2.01cm" svg:x="0.4cm" svg:y="11.99cm">
          <draw:text-box>
            <text:p><text:span text:style-name="T1">10b. Write Pres. 2</text:span></text:p>
            <text:p/>
          </draw:text-box>
        </draw:frame>
        <draw:frame draw:style-name="gr16" draw:text-style-name="P6" draw:layer="layout" svg:width="2.8cm" svg:height="1.299cm" svg:x="0.4cm" svg:y="0.4cm">
          <draw:text-box>
            <text:p text:style-name="P3">Not started</text:p>
            <text:p text:style-name="P3"/>
          </draw:text-box>
        </draw:frame>
        <draw:frame draw:style-name="gr16" draw:text-style-name="P6" draw:layer="layout" svg:width="2.8cm" svg:height="1.299cm" svg:x="8.4cm" svg:y="0.301cm">
          <draw:text-box>
            <text:p text:style-name="P3">With me</text:p>
            <text:p text:style-name="P3"/>
          </draw:text-box>
        </draw:frame>
        <draw:frame draw:style-name="gr16" draw:text-style-name="P6" draw:layer="layout" svg:width="2.8cm" svg:height="1.299cm" svg:x="0.4cm" svg:y="0.2cm">
          <draw:text-box>
            <text:p text:style-name="P3">Not started</text:p>
            <text:p text:style-name="P3"/>
          </draw:text-box>
        </draw:frame>
        <draw:frame draw:style-name="gr16" draw:text-style-name="P6" draw:layer="layout" svg:width="2.8cm" svg:height="1.299cm" svg:x="15.2cm" svg:y="0.4cm">
          <draw:text-box>
            <text:p text:style-name="P3">With others</text:p>
            <text:p text:style-name="P3"/>
          </draw:text-box>
        </draw:frame>
        <draw:frame draw:style-name="gr16" draw:text-style-name="P6" draw:layer="layout" svg:width="2.8cm" svg:height="1.299cm" svg:x="23.6cm" svg:y="0.4cm">
          <draw:text-box>
            <text:p text:style-name="P3">Done</text:p>
            <text:p text:style-name="P3"/>
          </draw:text-box>
        </draw:frame>
        <draw:frame draw:style-name="gr16" draw:text-style-name="P6" draw:layer="layout" svg:width="2.8cm" svg:height="1.299cm" svg:x="8.6cm" svg:y="5.701cm">
          <draw:text-box>
            <text:p text:style-name="P3">My queue</text:p>
            <text:p text:style-name="P3"/>
          </draw:text-box>
        </draw:frame>
        <draw:frame presentation:style-name="pr3" draw:layer="layout" svg:width="25.199cm" svg:height="1.737cm" svg:x="3.401cm" svg:y="11.663cm" presentation:class="title" presentation:user-transformed="true">
          <draw:text-box>
            <text:p>Kanban</text:p>
          </draw:text-box>
        </draw:frame>
        <presentation:notes draw:style-name="dp1">
          <draw:page-thumbnail draw:style-name="gr3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dy Wills</meta:initial-creator>
    <meta:creation-date>2020-09-28T18:41:13.794375166</meta:creation-date>
    <dc:date>2020-09-30T20:58:22.406967447</dc:date>
    <dc:creator>Andy Wills</dc:creator>
    <meta:editing-duration>PT8H22M13S</meta:editing-duration>
    <meta:editing-cycles>11</meta:editing-cycles>
    <meta:generator>LibreOffice/6.4.6.2$Linux_X86_64 LibreOffice_project/40$Build-2</meta:generator>
    <meta:document-statistic meta:object-count="113"/>
  </office:meta>
</office:document-meta>
</file>